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7.989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ylla</text:p>
          </table:table-cell>
          <table:table-cell office:value-type="string" calcext:value-type="string">
            <text:p>Våning 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An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ppar kabel ,75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lea</text:p>
          </table:table-cell>
          <table:table-cell office:value-type="string" calcext:value-type="string">
            <text:p>en ma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ans kabel 5mm 688ohm /m</text:p>
          </table:table-cell>
          <table:table-cell office:value-type="string" calcext:value-type="string">
            <text:p>halv spo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ppar ,75mm2</text:p>
          </table:table-cell>
          <table:table-cell office:value-type="string" calcext:value-type="string">
            <text:p>en ru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ppar ,2mm2 </text:p>
          </table:table-cell>
          <table:table-cell office:value-type="string" calcext:value-type="string">
            <text:p>en ru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otiv koppar ,5mm2</text:p>
          </table:table-cell>
          <table:table-cell office:value-type="string" calcext:value-type="string">
            <text:p>stor ru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ulerad koppar tråd</text:p>
          </table:table-cell>
          <table:table-cell office:value-type="string" calcext:value-type="string">
            <text:p>litten ru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ppar 6mnD</text:p>
          </table:table-cell>
          <table:table-cell office:value-type="string" calcext:value-type="string">
            <text:p>litten ru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ulerad kabel röd</text:p>
          </table:table-cell>
          <table:table-cell office:value-type="string" calcext:value-type="string">
            <text:p>myk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ulerad hödspening kabel svra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 kontakt</text:p>
          </table:table-cell>
          <table:table-cell office:value-type="string" calcext:value-type="string">
            <text:p>myck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 male kontakt</text:p>
          </table:table-cell>
          <table:table-cell office:value-type="string" calcext:value-type="string">
            <text:p>li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 kontaktdon</text:p>
          </table:table-cell>
          <table:table-cell office:value-type="string" calcext:value-type="string">
            <text:p>lå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Don</text:p>
          </table:table-cell>
          <table:table-cell office:value-type="string" calcext:value-type="string">
            <text:p>AldelesFör mång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Port Hane/hona Kontakt Kit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 port Kåpa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F kontakt Nx2 Hane/hona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F kontakt Nx1 Hane/hona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F kontakt Nx2 90d Hane/hona</text:p>
          </table:table-cell>
          <table:table-cell office:value-type="string" calcext:value-type="string">
            <text:p>&lt;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F kontakt Nx2 Hane Keyd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F kontakt Nx2 Hane Surfismont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c kontakt Hane/hona (0säker)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 kontakt Hane/honna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Port 90d surfismount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sub 25 quikatach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sub 25 kåpa</text:p>
          </table:table-cell>
          <table:table-cell office:value-type="string" calcext:value-type="string">
            <text:p>&lt;6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sub a kåpa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syb 15 hane kontakt</text:p>
          </table:table-cell>
          <table:table-cell office:value-type="string" calcext:value-type="string">
            <text:p>&lt;8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sub 9 hona löd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sub <text:s/>9 hona 90d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sub 9hane 90d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SUB 15 hona löd &amp; stift</text:p>
          </table:table-cell>
          <table:table-cell office:value-type="string" calcext:value-type="string">
            <text:p>&lt;8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sub 6 &amp; 9 hane stift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ai hona ?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åpa 68 kontakt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ternet hona kontakt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ssiknt kontakt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x4 eathernet kontakt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 hane kontakter pcb mount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ro usb </text:p>
          </table:table-cell>
          <table:table-cell office:value-type="string" calcext:value-type="string">
            <text:p>&lt;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sub blandat</text:p>
          </table:table-cell>
          <table:table-cell office:value-type="string" calcext:value-type="string">
            <text:p>&lt;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 förlängningar</text:p>
          </table:table-cell>
          <table:table-cell office:value-type="string" calcext:value-type="string">
            <text:p>&lt;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HunaKantakre 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a hane till dupin hane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ll till usb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mpositkablar 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n sensor 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tKontakter</text:p>
          </table:table-cell>
          <table:table-cell office:value-type="string" calcext:value-type="string">
            <text:p>&lt;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plingsBlok</text:p>
          </table:table-cell>
          <table:table-cell office:value-type="string" calcext:value-type="string">
            <text:p>&lt;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gaKontakle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ial f-f &amp;f-m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nkabel m-f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nkabel f-f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b kablar </text:p>
          </table:table-cell>
          <table:table-cell office:value-type="string" calcext:value-type="string">
            <text:p>&lt;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b a-b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ngel&amp; doul mode fiber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payporKabel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ns kabel</text:p>
          </table:table-cell>
          <table:table-cell office:value-type="string" calcext:value-type="string">
            <text:p>en mas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teernet kablar 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&amp;2</text:p>
          </table:table-cell>
          <table:table-cell office:value-type="string" calcext:value-type="string">
            <text:p>resistor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 aaa a 2x baterihollar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ögtallare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seg lcd skörmar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äriska röda led</text:p>
          </table:table-cell>
          <table:table-cell office:value-type="string" calcext:value-type="string">
            <text:p>&lt;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a slags 7segment skärmar</text:p>
          </table:table-cell>
          <table:table-cell office:value-type="string" calcext:value-type="string">
            <text:p>&lt;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3'' lcd 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'' lcd skärm 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N segment tekenskärmar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30 segment skärm</text:p>
          </table:table-cell>
          <table:table-cell office:value-type="string" calcext:value-type="string">
            <text:p>&lt;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örstärknings krätar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yl flänsar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plast kontakter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namiks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v 40a relä</text:p>
          </table:table-cell>
          <table:table-cell office:value-type="string" calcext:value-type="string">
            <text:p>&lt;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reläer</text:p>
          </table:table-cell>
          <table:table-cell office:value-type="string" calcext:value-type="string">
            <text:p>&lt;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v <text:s/>11a relä</text:p>
          </table:table-cell>
          <table:table-cell office:value-type="string" calcext:value-type="string">
            <text:p>&lt;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omskinliga reläer</text:p>
          </table:table-cell>
          <table:table-cell office:value-type="string" calcext:value-type="string">
            <text:p>&lt;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tation censor 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tation sensor med puly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örstärkare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lbaterKontaker 12v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v strömagrigat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/DC blandat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ist AC/D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5v DC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v DC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v&lt;x&lt;9v DC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v DC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v DC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12v DC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ikson dc/dc 48v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v/24v konvertor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v strömagrigat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 massa andra stora strömagrigat</text:p>
          </table:table-cell>
          <table:table-cell office:value-type="string" calcext:value-type="string">
            <text:p>&lt;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dc motorer nema 17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mpar 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unider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gmotor nema 17</text:p>
          </table:table-cell>
          <table:table-cell office:value-type="string" calcext:value-type="string">
            <text:p>&lt;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 motorer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unider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jära steg 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kak nema17 long rotor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 motorer 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15kg viktsensor 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gmotorer i alla storlekar</text:p>
          </table:table-cell>
          <table:table-cell office:value-type="string" calcext:value-type="string">
            <text:p>&lt;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amic slang med mera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ap block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a visare</text:p>
          </table:table-cell>
          <table:table-cell office:value-type="string" calcext:value-type="string">
            <text:p>&lt;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ögspenings kanapae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äktar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ögtalare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åda med skrot att sorte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åda med programeringsutrustning för gamla 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 in 40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od in54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 1n44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 84 6a6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 1n5822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istor btb12 6008 c111a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istor ph bt151 500r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dx66b 9550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matrix 7x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fismount led R||G||B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894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897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916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91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91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rems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-B M/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ink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rd ar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ön led</text:p>
          </table:table-cell>
          <table:table-cell office:value-type="string" calcext:value-type="string">
            <text:p>&lt;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öd led </text:p>
          </table:table-cell>
          <table:table-cell office:value-type="string" calcext:value-type="string">
            <text:p>&lt;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arerade strömbrytare on/on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rfis mount d8x dipswich</text:p>
          </table:table-cell>
          <table:table-cell office:value-type="string" calcext:value-type="string">
            <text:p>&lt;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ch ON/(ON)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ch ON-ON-(ON)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ch swich on-(on)</text:p>
          </table:table-cell>
          <table:table-cell office:value-type="string" calcext:value-type="string">
            <text:p>&lt;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ch swich Off-(ON)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ko puch swich of-(on)</text:p>
          </table:table-cell>
          <table:table-cell office:value-type="string" calcext:value-type="string">
            <text:p>&lt;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ustriela poch swich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llefon numer plat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x4 buten panel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bel markerings tejp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fbor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densator 220uF 35v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densator ,43uF 200v</text:p>
          </table:table-cell>
          <table:table-cell office:value-type="string" calcext:value-type="string">
            <text:p>&lt;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densator 2x5000pF 250v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densator 1F 5,5v</text:p>
          </table:table-cell>
          <table:table-cell office:value-type="string" calcext:value-type="string">
            <text:p>&lt;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antiska kondensatorer</text:p>
          </table:table-cell>
          <table:table-cell office:value-type="string" calcext:value-type="string">
            <text:p>&lt;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densator ,15mF 250v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a kondensator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fz32370/1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 100v djodr 200mA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22r 5% 2512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1R 5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n1e4kltd j 100K ome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704315/15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LV803ZDBZR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 <text:s/>uH REG704125/1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FE25012012P-1R5M=P2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6288LF-DC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GH325031/5000 TR/3216FF5-R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FC 6908IDCB RYT1036010/1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B-REG7245192/1N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K73H2ATTD1R00F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K73Z2ATTD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0OHM 5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731JTTDR100F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73D1JTTDR100F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239QJ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MISTOE 4,7K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74LV1T34DCKR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R127AUJZ-REEL7DKR-ND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MP2004TK-7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20051DQ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20051DQ-LF-Z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KZ32370/1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1 100V DJODE 200Ma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22R 5% 2512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1R5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5TC4G63CFR PBA 537A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 REG LINEAR POS ADJ 1A 8QFN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IND 1UH 3,4A 56 MOHM SMD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 REG LIN POS ADJ 150MA TSO723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 <text:s/>REG LIN POS ADJ 800MA 8QFR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4829-2703RA4 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P QUAD 2MV 1.1mA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1 OHM 1% 1,0W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10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3,9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0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20 OHM 0402 63mW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30K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24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75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E 36K OHM 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10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30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240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200K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60K OHM ,5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300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430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510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7,5K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3,6K OHM 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3K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51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9,1K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2K OHM 1%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2K OHM 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,6K OHM 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,1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910K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750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K73H1ETTP7153F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510 OHM 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1K OMH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510 OHM 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750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6 OHM 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10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620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360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731ETTPR510F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 731ETTP1ROOF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20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200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16K OHM 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300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620K OHM</text:p>
          </table:table-cell>
          <table:table-cell office:value-type="string" calcext:value-type="string">
            <text:p>RU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07128 170845343CD </text:p>
          </table:table-cell>
          <table:table-cell office:value-type="string" calcext:value-type="string">
            <text:p>RUL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6T09:54:13.860898535</meta:creation-date>
    <dc:date>2025-05-06T09:55:03.337900476</dc:date>
    <meta:editing-duration>PT49S</meta:editing-duration>
    <meta:editing-cycles>1</meta:editing-cycles>
    <meta:document-statistic meta:table-count="1" meta:cell-count="943" meta:object-count="0"/>
    <meta:generator>LibreOffice/25.2.3.2$Linux_X86_64 LibreOffice_project/520$Build-2</meta:generator>
  </office:meta>
</office:document-meta>
</file>